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e9f" officeooo:paragraph-rsid="0016ee9f"/>
    </style:style>
    <style:style style:name="P2" style:family="paragraph" style:parent-style-name="Standard">
      <style:text-properties fo:font-size="18pt" officeooo:rsid="0016ee9f" officeooo:paragraph-rsid="0016ee9f" style:font-size-asian="18pt" style:font-size-complex="18pt"/>
    </style:style>
    <style:style style:name="P3" style:family="paragraph" style:parent-style-name="Standard">
      <style:text-properties fo:font-size="18pt" fo:font-weight="bold" officeooo:rsid="0017e066" officeooo:paragraph-rsid="0017e066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896e5" officeooo:paragraph-rsid="001896e5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5pt" officeooo:rsid="0016ee9f" officeooo:paragraph-rsid="0016ee9f" style:font-size-asian="15pt" style:font-size-complex="15pt"/>
    </style:style>
    <style:style style:name="P6" style:family="paragraph" style:parent-style-name="Standard">
      <style:text-properties fo:font-size="15pt" officeooo:rsid="0016ee9f" officeooo:paragraph-rsid="0017e066" style:font-size-asian="15pt" style:font-size-complex="15pt"/>
    </style:style>
    <style:style style:name="P7" style:family="paragraph" style:parent-style-name="Standard">
      <style:text-properties fo:font-size="15pt" fo:font-weight="bold" officeooo:rsid="0016ee9f" officeooo:paragraph-rsid="0016ee9f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paragraph-rsid="0016ee9f"/>
    </style:style>
    <style:style style:name="P9" style:family="paragraph" style:parent-style-name="Text_20_body">
      <style:text-properties fo:font-size="18pt" officeooo:rsid="0017e066" officeooo:paragraph-rsid="0017e066" style:font-size-asian="18pt" style:font-size-complex="18pt"/>
    </style:style>
    <style:style style:name="P10" style:family="paragraph" style:parent-style-name="Text_20_body">
      <style:text-properties fo:font-size="15pt" officeooo:rsid="0016ee9f" style:font-size-asian="15pt" style:font-size-complex="15pt"/>
    </style:style>
    <style:style style:name="P11" style:family="paragraph" style:parent-style-name="Text_20_body" style:list-style-name="L26"/>
    <style:style style:name="P12" style:family="paragraph" style:parent-style-name="Text_20_body">
      <style:text-properties officeooo:rsid="0017e066" officeooo:paragraph-rsid="0017e066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16ee9f"/>
    </style:style>
    <style:style style:name="P14" style:family="paragraph" style:parent-style-name="Text_20_body" style:list-style-name="L28">
      <style:text-properties fo:font-weight="bold" officeooo:paragraph-rsid="0017e066" style:font-weight-asian="bold" style:font-weight-complex="bold"/>
    </style:style>
    <style:style style:name="P15" style:family="paragraph" style:parent-style-name="Text_20_body">
      <style:text-properties style:font-name="Liberation Serif1" fo:font-size="15pt" officeooo:rsid="0016ee9f" style:font-size-asian="15pt" style:font-size-complex="15pt"/>
    </style:style>
    <style:style style:name="P16" style:family="paragraph" style:parent-style-name="Text_20_body" style:list-style-name="L27">
      <style:text-properties style:font-name="Liberation Serif1" fo:font-size="15pt" officeooo:rsid="0016ee9f" style:font-size-asian="15pt" style:font-size-complex="15pt"/>
    </style:style>
    <style:style style:name="P17" style:family="paragraph" style:parent-style-name="Text_20_body">
      <style:text-properties style:font-name="Liberation Serif1" fo:font-size="15pt" officeooo:rsid="0016ee9f" officeooo:paragraph-rsid="0017e066" style:font-size-asian="15pt" style:font-size-complex="15pt"/>
    </style:style>
    <style:style style:name="P18" style:family="paragraph" style:parent-style-name="Text_20_body">
      <style:text-properties style:font-name="Liberation Serif1" fo:font-size="15pt" fo:font-weight="bold" officeooo:rsid="001896e5" officeooo:paragraph-rsid="001896e5" style:font-size-asian="15pt" style:font-weight-asian="bold" style:font-size-complex="15pt" style:font-weight-complex="bold"/>
    </style:style>
    <style:style style:name="P19" style:family="paragraph" style:parent-style-name="Text_20_body">
      <style:text-properties style:font-name="Liberation Serif1" fo:font-size="18pt" fo:font-weight="bold" officeooo:rsid="001896e5" officeooo:paragraph-rsid="001896e5" style:font-size-asian="18pt" style:font-weight-asian="bold" style:font-size-complex="18pt" style:font-weight-complex="bold"/>
    </style:style>
    <style:style style:name="P20" style:family="paragraph" style:parent-style-name="Text_20_body" style:list-style-name="L3">
      <style:paragraph-properties fo:margin-top="0cm" fo:margin-bottom="0cm" loext:contextual-spacing="false"/>
    </style:style>
    <style:style style:name="P21" style:family="paragraph" style:parent-style-name="Text_20_body" style:list-style-name="L4">
      <style:paragraph-properties fo:margin-top="0cm" fo:margin-bottom="0cm" loext:contextual-spacing="false"/>
    </style:style>
    <style:style style:name="P22" style:family="paragraph" style:parent-style-name="Text_20_body" style:list-style-name="L5">
      <style:paragraph-properties fo:margin-top="0cm" fo:margin-bottom="0cm" loext:contextual-spacing="false"/>
    </style:style>
    <style:style style:name="P23" style:family="paragraph" style:parent-style-name="Text_20_body" style:list-style-name="L6">
      <style:paragraph-properties fo:margin-top="0cm" fo:margin-bottom="0cm" loext:contextual-spacing="false"/>
    </style:style>
    <style:style style:name="P24" style:family="paragraph" style:parent-style-name="Text_20_body" style:list-style-name="L7">
      <style:paragraph-properties fo:margin-top="0cm" fo:margin-bottom="0cm" loext:contextual-spacing="false"/>
    </style:style>
    <style:style style:name="P25" style:family="paragraph" style:parent-style-name="Text_20_body" style:list-style-name="L8">
      <style:paragraph-properties fo:margin-top="0cm" fo:margin-bottom="0cm" loext:contextual-spacing="false"/>
    </style:style>
    <style:style style:name="P26" style:family="paragraph" style:parent-style-name="Text_20_body" style:list-style-name="L9">
      <style:paragraph-properties fo:margin-top="0cm" fo:margin-bottom="0cm" loext:contextual-spacing="false"/>
    </style:style>
    <style:style style:name="P27" style:family="paragraph" style:parent-style-name="Text_20_body" style:list-style-name="L10">
      <style:paragraph-properties fo:margin-top="0cm" fo:margin-bottom="0cm" loext:contextual-spacing="false"/>
    </style:style>
    <style:style style:name="P28" style:family="paragraph" style:parent-style-name="Text_20_body" style:list-style-name="L11">
      <style:paragraph-properties fo:margin-top="0cm" fo:margin-bottom="0cm" loext:contextual-spacing="false"/>
    </style:style>
    <style:style style:name="P29" style:family="paragraph" style:parent-style-name="Text_20_body" style:list-style-name="L12">
      <style:paragraph-properties fo:margin-top="0cm" fo:margin-bottom="0cm" loext:contextual-spacing="false"/>
    </style:style>
    <style:style style:name="P30" style:family="paragraph" style:parent-style-name="Text_20_body" style:list-style-name="L13">
      <style:paragraph-properties fo:margin-top="0cm" fo:margin-bottom="0cm" loext:contextual-spacing="false"/>
    </style:style>
    <style:style style:name="P31" style:family="paragraph" style:parent-style-name="Text_20_body" style:list-style-name="L14">
      <style:paragraph-properties fo:margin-top="0cm" fo:margin-bottom="0cm" loext:contextual-spacing="false"/>
    </style:style>
    <style:style style:name="P32" style:family="paragraph" style:parent-style-name="Text_20_body" style:list-style-name="L15">
      <style:paragraph-properties fo:margin-top="0cm" fo:margin-bottom="0cm" loext:contextual-spacing="false"/>
    </style:style>
    <style:style style:name="P33" style:family="paragraph" style:parent-style-name="Text_20_body" style:list-style-name="L16">
      <style:paragraph-properties fo:margin-top="0cm" fo:margin-bottom="0cm" loext:contextual-spacing="false"/>
    </style:style>
    <style:style style:name="P34" style:family="paragraph" style:parent-style-name="Text_20_body" style:list-style-name="L17">
      <style:paragraph-properties fo:margin-top="0cm" fo:margin-bottom="0cm" loext:contextual-spacing="false"/>
    </style:style>
    <style:style style:name="P35" style:family="paragraph" style:parent-style-name="Text_20_body" style:list-style-name="L18">
      <style:paragraph-properties fo:margin-top="0cm" fo:margin-bottom="0cm" loext:contextual-spacing="false"/>
    </style:style>
    <style:style style:name="P36" style:family="paragraph" style:parent-style-name="Text_20_body" style:list-style-name="L19">
      <style:paragraph-properties fo:margin-top="0cm" fo:margin-bottom="0cm" loext:contextual-spacing="false"/>
    </style:style>
    <style:style style:name="P37" style:family="paragraph" style:parent-style-name="Text_20_body" style:list-style-name="L20">
      <style:paragraph-properties fo:margin-top="0cm" fo:margin-bottom="0cm" loext:contextual-spacing="false"/>
    </style:style>
    <style:style style:name="P38" style:family="paragraph" style:parent-style-name="Text_20_body" style:list-style-name="L21">
      <style:paragraph-properties fo:margin-top="0cm" fo:margin-bottom="0cm" loext:contextual-spacing="false"/>
    </style:style>
    <style:style style:name="P39" style:family="paragraph" style:parent-style-name="Text_20_body" style:list-style-name="L22">
      <style:paragraph-properties fo:margin-top="0cm" fo:margin-bottom="0cm" loext:contextual-spacing="false"/>
    </style:style>
    <style:style style:name="P40" style:family="paragraph" style:parent-style-name="Text_20_body" style:list-style-name="L23">
      <style:paragraph-properties fo:margin-top="0cm" fo:margin-bottom="0cm" loext:contextual-spacing="false"/>
    </style:style>
    <style:style style:name="P41" style:family="paragraph" style:parent-style-name="Text_20_body" style:list-style-name="L24">
      <style:paragraph-properties fo:margin-top="0cm" fo:margin-bottom="0cm" loext:contextual-spacing="false"/>
    </style:style>
    <style:style style:name="P42" style:family="paragraph" style:parent-style-name="Text_20_body" style:list-style-name="L25">
      <style:paragraph-properties fo:margin-top="0cm" fo:margin-bottom="0cm" loext:contextual-spacing="false"/>
    </style:style>
    <style:style style:name="P43" style:family="paragraph" style:parent-style-name="Text_20_body" style:list-style-name="L27">
      <style:paragraph-properties fo:margin-top="0cm" fo:margin-bottom="0cm" loext:contextual-spacing="false"/>
    </style:style>
    <style:style style:name="P44" style:family="paragraph" style:parent-style-name="Text_20_body" style:list-style-name="L27">
      <style:paragraph-properties fo:margin-top="0cm" fo:margin-bottom="0cm" loext:contextual-spacing="false"/>
      <style:text-properties style:font-name="Liberation Serif1" fo:font-size="15pt" officeooo:rsid="0016ee9f" style:font-size-asian="15pt" style:font-size-complex="15pt"/>
    </style:style>
    <style:style style:name="P45" style:family="paragraph" style:parent-style-name="Preformatted_20_Text">
      <style:paragraph-properties fo:margin-top="0cm" fo:margin-bottom="0.499cm" loext:contextual-spacing="false"/>
      <style:text-properties style:font-name="Liberation Serif1" fo:font-size="15pt" officeooo:rsid="0016ee9f" style:font-size-asian="15pt" style:font-size-complex="15pt"/>
    </style:style>
    <style:style style:name="P46" style:family="paragraph" style:parent-style-name="Heading_20_3">
      <style:text-properties style:font-name="Liberation Serif1" fo:font-size="15pt" officeooo:rsid="0016ee9f" style:font-size-asian="15pt" style:font-size-complex="15pt"/>
    </style:style>
    <style:style style:name="T1" style:family="text">
      <style:text-properties officeooo:rsid="0016ee9f"/>
    </style:style>
    <style:style style:name="T2" style:family="text">
      <style:text-properties fo:font-size="18pt" officeooo:rsid="0016ee9f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6ee9f" style:font-size-asian="20pt" style:font-size-complex="20pt"/>
    </style:style>
    <style:style style:name="T5" style:family="text">
      <style:text-properties fo:font-size="20pt" fo:font-weight="bold" officeooo:rsid="0016ee9f" style:font-size-asian="20pt" style:font-weight-asian="bold" style:font-size-complex="2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ee9f" style:font-weight-asian="bold" style:font-weight-complex="bold"/>
    </style:style>
    <style:style style:name="T8" style:family="text">
      <style:text-properties fo:font-size="15pt" officeooo:rsid="0016ee9f" style:font-size-asian="15pt" style:font-size-complex="15pt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officeooo:rsid="0016ee9f"/>
    </style:style>
    <style:style style:name="T11" style:family="text">
      <style:text-properties style:font-name="Liberation Serif1" fo:font-weight="bold"/>
    </style:style>
    <style:style style:name="T12" style:family="text">
      <style:text-properties style:font-name="Liberation Serif1" officeooo:rsid="0017e066"/>
    </style:style>
    <style:style style:name="T13" style:family="text">
      <style:text-properties style:font-name="Liberation Serif1" fo:font-size="18pt" officeooo:rsid="0017e066" style:font-size-asian="18pt" style:font-size-complex="18pt"/>
    </style:style>
    <style:style style:name="T14" style:family="text">
      <style:text-properties style:font-name="Liberation Serif1" fo:font-size="15pt" officeooo:rsid="0016ee9f" style:font-size-asian="15pt" style:font-size-complex="15pt"/>
    </style:style>
    <style:style style:name="T15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6" style:family="text">
      <style:text-properties fo:color="#000080" style:font-name="Liberation Serif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s text:c="35"/></text:span><text:span text:style-name="T7"><text:s/></text:span><text:span text:style-name="T5">STUDY OF MY SQL</text:span></text:p>
      <text:p text:style-name="P1"><text:span text:style-name="T3"/></text:p>
      <text:p text:style-name="P2">* <text:s/><text:span text:style-name="T6">What is open source software?</text:span></text:p>
      <text:list xml:id="list7992519474126558686" text:style-name="L1">
        <text:list-header>
          <text:p text:style-name="P13"><text:span text:style-name="T8">Open source software is software with source code that anyone can inspect, modify, and enhance.</text:span></text:p>
        </text:list-header>
      </text:list>
      <text:p text:style-name="P10">"Source code" is the part of software that most computer users don't ever see; it's the code computer programmers can manipulate to change how a piece of software—a "program" or "application"—works. Programmers who have access to a computer program's source code can improve that program by adding features to it or fixing parts that don't always work correctly.</text:p>
      <text:p text:style-name="P5"><text:s text:c="2"/></text:p>
      <text:p text:style-name="P7">Examples of open source software</text:p>
      <text:p text:style-name="P5">1.Firefox—a Web browser that competes with Internet Explorer.</text:p>
      <text:p text:style-name="P5">2. OpenOffice—a competitor to Microsoft Office.</text:p>
      <text:p text:style-name="P5">3. Gimp—a graphic tool with features found in Photoshop.</text:p>
      <text:p text:style-name="P5">4. Alfresco—collaboration software that competes with Microsoft Sharepoint and EMC's Documentum.</text:p>
      <text:p text:style-name="P5"><text:span text:style-name="T9"/></text:p>
      <text:p text:style-name="P4"><text:span text:style-name="T9">What is Database?</text:span></text:p>
      <text:p text:style-name="P6"><text:span text:style-name="T9">A database is </text:span><text:span text:style-name="T11">an organized collection of structured information, or data, typically stored electronically in a computer system</text:span><text:span text:style-name="T9">. A database is usually controlled by a database management system (DBMS).</text:span></text:p>
      <text:p text:style-name="P6"><text:span text:style-name="T9"/></text:p>
      <text:p text:style-name="P3"><text:span text:style-name="T9">What are Different open database DBMS tools or software?</text:span></text:p>
      <text:p text:style-name="P12"><text:span text:style-name="T9"><text:s text:c="7"/></text:span><text:span text:style-name="T16"><text:s text:c="3"/></text:span><text:a xlink:type="simple" xlink:href="https://www.softwaretestinghelp.com/database-management-software/#1_SolarWinds_Database_Performance_Analyzer" text:style-name="Internet_20_link" text:visited-style-name="Visited_20_Internet_20_Link"><text:span text:style-name="T16">#1) SolarWinds Database Performance Analyzer</text:span></text:a></text:p>
      <text:list xml:id="list104913498862562699" text:style-name="L3">
        <text:list-item>
          <text:p text:style-name="P20"><text:a xlink:type="simple" xlink:href="https://www.softwaretestinghelp.com/database-management-software/#2_DbVisualizer" text:style-name="Internet_20_link" text:visited-style-name="Visited_20_Internet_20_Link"><text:span text:style-name="T15">#2) DbVisualizer</text:span></text:a></text:p>
        </text:list-item>
      </text:list>
      <text:list xml:id="list945890719869549286" text:style-name="L4">
        <text:list-item>
          <text:p text:style-name="P21"><text:a xlink:type="simple" xlink:href="https://www.softwaretestinghelp.com/database-management-software/#3_ManageEngine_Applications_Manager" text:style-name="Internet_20_link" text:visited-style-name="Visited_20_Internet_20_Link">#3) ManageEngine Applications Manager</text:a></text:p>
        </text:list-item>
      </text:list>
      <text:list xml:id="list2823289432037963970" text:style-name="L5">
        <text:list-item>
          <text:p text:style-name="P22"><text:a xlink:type="simple" xlink:href="https://www.softwaretestinghelp.com/database-management-software/#4Oracle_RDBMS" text:style-name="Internet_20_link" text:visited-style-name="Visited_20_Internet_20_Link">#4) Oracle RDBMS</text:a></text:p>
        </text:list-item>
      </text:list>
      <text:list xml:id="list2757839814810797936" text:style-name="L6">
        <text:list-item>
          <text:p text:style-name="P23"><text:a xlink:type="simple" xlink:href="https://www.softwaretestinghelp.com/database-management-software/#5_IBM_DB2" text:style-name="Internet_20_link" text:visited-style-name="Visited_20_Internet_20_Link">#5) IBM DB2</text:a></text:p>
        </text:list-item>
      </text:list>
      <text:list xml:id="list5511881580982322879" text:style-name="L7">
        <text:list-item>
          <text:p text:style-name="P24"><text:a xlink:type="simple" xlink:href="https://www.softwaretestinghelp.com/database-management-software/#6_Microsoft_SQL_Server" text:style-name="Internet_20_link" text:visited-style-name="Visited_20_Internet_20_Link">#6) Microsoft SQL Server</text:a></text:p>
        </text:list-item>
      </text:list>
      <text:list xml:id="list5651732557144229677" text:style-name="L8">
        <text:list-item>
          <text:p text:style-name="P25"><text:a xlink:type="simple" xlink:href="https://www.softwaretestinghelp.com/database-management-software/#7_SAP_Sybase_ASE" text:style-name="Internet_20_link" text:visited-style-name="Visited_20_Internet_20_Link">#7) SAP Sybase ASE</text:a></text:p>
        </text:list-item>
      </text:list>
      <text:list xml:id="list688663908356855974" text:style-name="L9">
        <text:list-item>
          <text:p text:style-name="P26"><text:a xlink:type="simple" xlink:href="https://www.softwaretestinghelp.com/database-management-software/#8_Teradata" text:style-name="Internet_20_link" text:visited-style-name="Visited_20_Internet_20_Link">#8) Teradata</text:a></text:p>
        </text:list-item>
      </text:list>
      <text:list xml:id="list3478505311359488362" text:style-name="L10">
        <text:list-item>
          <text:p text:style-name="P27"><text:a xlink:type="simple" xlink:href="https://www.softwaretestinghelp.com/database-management-software/#9_ADABAS" text:style-name="Internet_20_link" text:visited-style-name="Visited_20_Internet_20_Link">#9) ADABAS</text:a></text:p>
        </text:list-item>
      </text:list>
      <text:list xml:id="list3279225022619549244" text:style-name="L11">
        <text:list-item>
          <text:p text:style-name="P28"><text:a xlink:type="simple" xlink:href="https://www.softwaretestinghelp.com/database-management-software/#10_MySQL" text:style-name="Internet_20_link" text:visited-style-name="Visited_20_Internet_20_Link">#10) MySQL</text:a></text:p>
        </text:list-item>
      </text:list>
      <text:list xml:id="list6862885297876490347" text:style-name="L12">
        <text:list-item>
          <text:p text:style-name="P29"><text:a xlink:type="simple" xlink:href="https://www.softwaretestinghelp.com/database-management-software/#11_FileMaker" text:style-name="Internet_20_link" text:visited-style-name="Visited_20_Internet_20_Link">#11) FileMaker</text:a></text:p>
        </text:list-item>
      </text:list>
      <text:list xml:id="list5740161718262131776" text:style-name="L13">
        <text:list-item>
          <text:p text:style-name="P30"><text:a xlink:type="simple" xlink:href="https://www.softwaretestinghelp.com/database-management-software/#12_Microsoft_Access" text:style-name="Internet_20_link" text:visited-style-name="Visited_20_Internet_20_Link">#12) Microsoft Access</text:a></text:p>
        </text:list-item>
      </text:list>
      <text:list xml:id="list3126234272814469759" text:style-name="L14">
        <text:list-item>
          <text:p text:style-name="P31"><text:a xlink:type="simple" xlink:href="https://www.softwaretestinghelp.com/database-management-software/#13_Informix" text:style-name="Internet_20_link" text:visited-style-name="Visited_20_Internet_20_Link">#13) Informix</text:a></text:p>
        </text:list-item>
      </text:list>
      <text:list xml:id="list1941174656036704705" text:style-name="L15">
        <text:list-item>
          <text:p text:style-name="P32"><text:a xlink:type="simple" xlink:href="https://www.softwaretestinghelp.com/database-management-software/#14_SQLite" text:style-name="Internet_20_link" text:visited-style-name="Visited_20_Internet_20_Link">#14) SQLite</text:a></text:p>
        </text:list-item>
      </text:list>
      <text:list xml:id="list4332892496687965745" text:style-name="L16">
        <text:list-item>
          <text:p text:style-name="P33"><text:soft-page-break/><text:a xlink:type="simple" xlink:href="https://www.softwaretestinghelp.com/database-management-software/#15_PostgreSQL" text:style-name="Internet_20_link" text:visited-style-name="Visited_20_Internet_20_Link">#15) PostgreSQL</text:a></text:p>
        </text:list-item>
      </text:list>
      <text:list xml:id="list4364055734792472296" text:style-name="L17">
        <text:list-item>
          <text:p text:style-name="P34"><text:a xlink:type="simple" xlink:href="https://www.softwaretestinghelp.com/database-management-software/#16_Amazon_RDS" text:style-name="Internet_20_link" text:visited-style-name="Visited_20_Internet_20_Link">#16) Amazon RDS</text:a></text:p>
        </text:list-item>
      </text:list>
      <text:list xml:id="list3150296194231060066" text:style-name="L18">
        <text:list-item>
          <text:p text:style-name="P35"><text:a xlink:type="simple" xlink:href="https://www.softwaretestinghelp.com/database-management-software/#17_MongoDB" text:style-name="Internet_20_link" text:visited-style-name="Visited_20_Internet_20_Link">#17) MongoDB</text:a></text:p>
        </text:list-item>
      </text:list>
      <text:list xml:id="list9048297014627979337" text:style-name="L19">
        <text:list-item>
          <text:p text:style-name="P36"><text:a xlink:type="simple" xlink:href="https://www.softwaretestinghelp.com/database-management-software/#18_Redis" text:style-name="Internet_20_link" text:visited-style-name="Visited_20_Internet_20_Link">#18) Redis</text:a></text:p>
        </text:list-item>
      </text:list>
      <text:list xml:id="list5537735630132717931" text:style-name="L20">
        <text:list-item>
          <text:p text:style-name="P37"><text:a xlink:type="simple" xlink:href="https://www.softwaretestinghelp.com/database-management-software/#19_CouchDB" text:style-name="Internet_20_link" text:visited-style-name="Visited_20_Internet_20_Link">#19) CouchDB</text:a></text:p>
        </text:list-item>
      </text:list>
      <text:list xml:id="list3162542009367387375" text:style-name="L21">
        <text:list-item>
          <text:p text:style-name="P38"><text:a xlink:type="simple" xlink:href="https://www.softwaretestinghelp.com/database-management-software/#20_Neo4j" text:style-name="Internet_20_link" text:visited-style-name="Visited_20_Internet_20_Link">#20) Neo4j</text:a></text:p>
        </text:list-item>
      </text:list>
      <text:list xml:id="list4796885460712878440" text:style-name="L22">
        <text:list-item>
          <text:p text:style-name="P39"><text:a xlink:type="simple" xlink:href="https://www.softwaretestinghelp.com/database-management-software/#21_OrientDB" text:style-name="Internet_20_link" text:visited-style-name="Visited_20_Internet_20_Link">#21) OrientDB</text:a></text:p>
        </text:list-item>
      </text:list>
      <text:list xml:id="list8732855518006406965" text:style-name="L23">
        <text:list-item>
          <text:p text:style-name="P40"><text:a xlink:type="simple" xlink:href="https://www.softwaretestinghelp.com/database-management-software/#22_Couchbase" text:style-name="Internet_20_link" text:visited-style-name="Visited_20_Internet_20_Link">#22) Couchbase</text:a></text:p>
        </text:list-item>
      </text:list>
      <text:list xml:id="list8103394156546033109" text:style-name="L24">
        <text:list-item>
          <text:p text:style-name="P41"><text:a xlink:type="simple" xlink:href="https://www.softwaretestinghelp.com/database-management-software/#23_Toad" text:style-name="Internet_20_link" text:visited-style-name="Visited_20_Internet_20_Link">#23) Toad</text:a></text:p>
        </text:list-item>
      </text:list>
      <text:list xml:id="list3052649862161822983" text:style-name="L25">
        <text:list-item>
          <text:p text:style-name="P42"><text:a xlink:type="simple" xlink:href="https://www.softwaretestinghelp.com/database-management-software/#24_phpMyAdmin" text:style-name="Internet_20_link" text:visited-style-name="Visited_20_Internet_20_Link">#24) phpMyAdmin</text:a></text:p>
        </text:list-item>
      </text:list>
      <text:list xml:id="list5351806125123914966" text:style-name="L26">
        <text:list-item>
          <text:p text:style-name="P11"><text:a xlink:type="simple" xlink:href="https://www.softwaretestinghelp.com/database-management-software/#25_SQL_Developer" text:style-name="Internet_20_link" text:visited-style-name="Visited_20_Internet_20_Link">#25) SQL Developer</text:a></text:p>
        </text:list-item>
      </text:list>
      <text:p text:style-name="Text_20_body"><text:span text:style-name="T12"/></text:p>
      <text:list xml:id="list6655211054529737630" text:style-name="L28">
        <text:list-item>
          <text:p text:style-name="P14"><text:span text:style-name="T13">What is parameters of MY SQL?</text:span></text:p>
        </text:list-item>
      </text:list>
      <text:p text:style-name="P9"><text:span text:style-name="T14">Often, </text:span><text:a xlink:type="simple" xlink:href="https://www.mysqltutorial.org/getting-started-with-mysql-stored-procedures.aspx" text:style-name="Internet_20_link" text:visited-style-name="Visited_20_Internet_20_Link"><text:span text:style-name="T14">stored procedures</text:span></text:a><text:span text:style-name="T14"> have parameters. The parameters make the stored procedure more useful and reusable. A parameter in a stored procedure has one of three modes: </text:span><text:span text:style-name="Source_20_Text"><text:span text:style-name="T14">IN,OUT</text:span></text:span><text:span text:style-name="T14">, or </text:span><text:span text:style-name="Source_20_Text"><text:span text:style-name="T14">INOUT</text:span></text:span><text:span text:style-name="T14">.</text:span></text:p>
      <text:h text:style-name="Heading_20_3" text:outline-level="3"><text:span text:style-name="Source_20_Text"><text:span text:style-name="T14">IN</text:span></text:span><text:span text:style-name="T14"> parameters</text:span></text:h>
      <text:p text:style-name="Text_20_body"><text:span text:style-name="Source_20_Text"><text:span text:style-name="T14">IN</text:span></text:span><text:span text:style-name="T14"> is the default mode. When you define an </text:span><text:span text:style-name="Source_20_Text"><text:span text:style-name="T14">IN</text:span></text:span><text:span text:style-name="T14"> parameter in a stored procedure, the calling program has to pass an argument to the stored procedure.</text:span></text:p>
      <text:p text:style-name="Text_20_body"><text:span text:style-name="T14">In addition, the value of an </text:span><text:span text:style-name="Source_20_Text"><text:span text:style-name="T14">IN</text:span></text:span><text:span text:style-name="T14"> parameter is protected. It means that even you change the value of the </text:span><text:span text:style-name="Source_20_Text"><text:span text:style-name="T14">IN</text:span></text:span><text:span text:style-name="T14"> parameter inside the stored procedure, its original value is unchanged after the stored procedure ends. In other words, the stored procedure only works on the copy of the </text:span><text:span text:style-name="Source_20_Text"><text:span text:style-name="T14">IN</text:span></text:span><text:span text:style-name="T14"> parameter.</text:span></text:p>
      <text:h text:style-name="Heading_20_3" text:outline-level="3"><text:span text:style-name="Source_20_Text"><text:span text:style-name="T14">OUT</text:span></text:span><text:span text:style-name="T14"> parameters</text:span></text:h>
      <text:p text:style-name="Text_20_body"><text:span text:style-name="T14">The value of an </text:span><text:span text:style-name="Source_20_Text"><text:span text:style-name="T14">OUT</text:span></text:span><text:span text:style-name="T14"> parameter can be changed inside the stored procedure and its new value is passed back to the calling program.</text:span></text:p>
      <text:p text:style-name="Text_20_body"><text:span text:style-name="T14">Notice that the stored procedure cannot access the initial value of the </text:span><text:span text:style-name="Source_20_Text"><text:span text:style-name="T14">OUT</text:span></text:span><text:span text:style-name="T14"> parameter when it starts.</text:span></text:p>
      <text:h text:style-name="Heading_20_3" text:outline-level="3"><text:span text:style-name="Source_20_Text"><text:span text:style-name="T14">INOUT</text:span></text:span><text:span text:style-name="T14"> parameters</text:span></text:h>
      <text:p text:style-name="Text_20_body"><text:span text:style-name="T14">An </text:span><text:span text:style-name="Source_20_Text"><text:span text:style-name="T14">INOUT</text:span></text:span><text:span text:style-name="T14">  parameter is a combination of </text:span><text:span text:style-name="Source_20_Text"><text:span text:style-name="T14">IN</text:span></text:span><text:span text:style-name="T14"> and </text:span><text:span text:style-name="Source_20_Text"><text:span text:style-name="T14">OUT</text:span></text:span><text:span text:style-name="T14"> parameters. It means that the calling program may pass the argument, and the stored procedure can </text:span><text:soft-page-break/><text:span text:style-name="T14">modify the </text:span><text:span text:style-name="Source_20_Text"><text:span text:style-name="T14">INOUT</text:span></text:span><text:span text:style-name="T14"> parameter, and pass the new value back to the calling program.</text:span></text:p>
      <text:h text:style-name="P46" text:outline-level="3">Defining a parameter</text:h>
      <text:p text:style-name="P15">Here is the basic syntax of defining a parameter in stored procedures:</text:p>
      <text:p text:style-name="Preformatted_20_Text"><text:span text:style-name="Source_20_Text"><text:span text:style-name="T14">[IN | OUT | INOUT] parameter_name datatype[(length)]</text:span></text:span></text:p>
      <text:p text:style-name="P45"><text:bookmark text:name="shcb-language-1"/>Code language: SQL (Structured Query Language) (sql)</text:p>
      <text:p text:style-name="P15">In this syntax,</text:p>
      <text:list xml:id="list2454799815240390348" text:style-name="L27">
        <text:list-item>
          <text:p text:style-name="P43"><text:span text:style-name="T14">First, specify the parameter mode, which can be </text:span><text:span text:style-name="Source_20_Text"><text:span text:style-name="T14">IN</text:span></text:span><text:span text:style-name="T14"> , </text:span><text:span text:style-name="Source_20_Text"><text:span text:style-name="T14">OUT</text:span></text:span><text:span text:style-name="T14"> or </text:span><text:span text:style-name="Source_20_Text"><text:span text:style-name="T14">INOUT</text:span></text:span><text:span text:style-name="T14"> depending on the purpose of the parameter in the stored procedure.</text:span></text:p>
        </text:list-item>
        <text:list-item>
          <text:p text:style-name="P44">Second, specify the name of the parameter. The parameter name must follow the naming rules of the column name in MySQL.</text:p>
        </text:list-item>
        <text:list-item>
          <text:p text:style-name="P16">Third, specify the data type and maximum length of the parameter.</text:p>
        </text:list-item>
      </text:list>
      <text:p text:style-name="P15"/>
      <text:p text:style-name="P19">Comparative study of database software tools</text:p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4T14:27:49.492498893</meta:creation-date>
    <dc:date>2022-03-14T15:02:56.746233497</dc:date>
    <meta:editing-duration>PT3M37S</meta:editing-duration>
    <meta:editing-cycles>1</meta:editing-cycles>
    <meta:document-statistic meta:table-count="0" meta:image-count="0" meta:object-count="0" meta:page-count="3" meta:paragraph-count="57" meta:word-count="556" meta:character-count="3266" meta:non-whitespace-character-count="2751"/>
    <meta:generator>LibreOffice/5.1.6.2$Linux_X86_64 LibreOffice_project/10m0$Build-2</meta:generator>
  </office:meta>
</office:document-meta>
</file>